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/>
      <style:text-properties style:font-name="Calibri" style:font-name-asian="Calibri" style:font-name-complex="Calibri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4" style:family="table-cell" style:parent-style-name="Default" style:data-style-name="N0"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fo:border="thin solid #000000" style:vertical-align="automatic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8" style:family="table-cell" style:parent-style-name="Default" style:data-style-name="N36">
      <style:table-cell-properties fo:border="thin solid #000000" style:vertical-align="automatic"/>
      <style:text-properties style:font-name="Calibri" style:font-name-asian="Calibri" style:font-name-complex="Calibri"/>
    </style:style>
    <style:style style:name="ce9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weight="bold" style:font-weight-asian="bold" style:font-weight-complex="bold"/>
    </style:style>
    <style:style style:name="ce11" style:family="table-cell" style:parent-style-name="Default" style:data-style-name="N36">
      <style:table-cell-properties fo:border="thin solid #000000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fo:border="thin solid #000000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5.97958333333333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5.45041666666667cm"/>
    </style:style>
    <style:style style:name="co4" style:family="table-column">
      <style:table-column-properties fo:break-before="auto" style:column-width="4.33916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2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oglio1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016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DEFAULT CONFIGURATION</text:p>
            <text:p/>
          </table:table-cell>
          <table:table-cell table:number-columns-repeated="4" table:style-name="ce3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5"/>
          <table:table-cell office:value-type="string" table:style-name="ce3">
            <text:p>BASIC MATH</text:p>
          </table:table-cell>
          <table:table-cell office:value-type="string" table:style-name="ce3">
            <text:p>BIT COUNT</text:p>
          </table:table-cell>
          <table:table-cell office:value-type="string" table:style-name="ce3">
            <text:p>QUICK SORT</text:p>
          </table:table-cell>
          <table:table-cell office:value-type="string" table:style-name="ce3">
            <text:p>SUSAN</text:p>
          </table:table-cell>
          <table:table-cell table:style-name="ce4"/>
          <table:table-cell office:value-type="string" table:style-name="ce6">
            <text:p>Default Configuration:</text:p>
            <text:p/>
          </table:table-cell>
          <table:table-cell table:number-columns-repeated="16377"/>
        </table:table-row>
        <table:table-row table:style-name="ro1">
          <table:table-cell office:value-type="string" table:style-name="ce2">
            <text:p># of instructions simulated</text:p>
          </table:table-cell>
          <table:table-cell office:value-type="float" office:value="208485148" table:style-name="ce5">
            <text:p>208485148</text:p>
          </table:table-cell>
          <table:table-cell office:value-type="float" office:value="4657434" table:style-name="ce5">
            <text:p>4657434</text:p>
          </table:table-cell>
          <table:table-cell office:value-type="float" office:value="34080624" table:style-name="ce7">
            <text:p>34080624</text:p>
          </table:table-cell>
          <table:table-cell office:value-type="float" office:value="22573809" table:style-name="ce7">
            <text:p>22573809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2">
            <text:p># of instructions committed</text:p>
          </table:table-cell>
          <table:table-cell office:value-type="float" office:value="213077480" table:style-name="ce5">
            <text:p>213077480</text:p>
          </table:table-cell>
          <table:table-cell office:value-type="float" office:value="4689040" table:style-name="ce5">
            <text:p>4689040</text:p>
          </table:table-cell>
          <table:table-cell office:value-type="float" office:value="38634686" table:style-name="ce7">
            <text:p>38634686</text:p>
          </table:table-cell>
          <table:table-cell office:value-type="float" office:value="22937598" table:style-name="ce7">
            <text:p>22937598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2">
            <text:p># of CPU Clock Cycles</text:p>
          </table:table-cell>
          <table:table-cell office:value-type="float" office:value="426620025" table:style-name="ce5">
            <text:p>426620025</text:p>
          </table:table-cell>
          <table:table-cell office:value-type="float" office:value="5370557" table:style-name="ce5">
            <text:p>5370557</text:p>
          </table:table-cell>
          <table:table-cell office:value-type="float" office:value="78733686" table:style-name="ce7">
            <text:p>78733686</text:p>
          </table:table-cell>
          <table:table-cell office:value-type="float" office:value="31535883" table:style-name="ce7">
            <text:p>31535883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2">
            <text:p>CPI</text:p>
          </table:table-cell>
          <table:table-cell office:value-type="float" office:value="2.0462850000000001" table:style-name="ce8">
            <text:p>2,0462850</text:p>
          </table:table-cell>
          <table:table-cell office:value-type="float" office:value="1.1531149999999999" table:style-name="ce8">
            <text:p>1,1531150</text:p>
          </table:table-cell>
          <table:table-cell office:value-type="float" office:value="2.3102179999999999" table:style-name="ce9">
            <text:p>2,3102180</text:p>
          </table:table-cell>
          <table:table-cell office:value-type="float" office:value="1.3970119999999999" table:style-name="ce9">
            <text:p>1,3970120</text:p>
          </table:table-cell>
          <table:table-cell table:number-columns-repeated="2" table:style-name="ce4"/>
          <table:table-cell table:number-columns-repeated="16377"/>
        </table:table-row>
        <table:table-row table:number-rows-repeated="2" table:style-name="ro3">
          <table:table-cell table:number-columns-repeated="7" table:style-name="ce4"/>
          <table:table-cell table:number-columns-repeated="16377"/>
        </table:table-row>
        <table:table-row table:style-name="ro1">
          <table:table-cell office:value-type="string" table:style-name="ce2">
            <text:p>CONFIG #1</text:p>
            <text:p/>
          </table:table-cell>
          <table:table-cell table:number-columns-repeated="4" table:style-name="ce3"/>
          <table:table-cell table:number-columns-repeated="2" table:style-name="ce4"/>
          <table:table-cell table:number-columns-repeated="16377"/>
        </table:table-row>
        <table:table-row table:style-name="ro1">
          <table:table-cell table:style-name="ce5"/>
          <table:table-cell office:value-type="string" table:style-name="ce3">
            <text:p>BASIC MATH</text:p>
          </table:table-cell>
          <table:table-cell office:value-type="string" table:style-name="ce3">
            <text:p>BIT COUNT</text:p>
          </table:table-cell>
          <table:table-cell office:value-type="string" table:style-name="ce3">
            <text:p>QUICK SORT</text:p>
          </table:table-cell>
          <table:table-cell office:value-type="string" table:style-name="ce3">
            <text:p>SUSAN</text:p>
          </table:table-cell>
          <table:table-cell table:style-name="ce4"/>
          <table:table-cell office:value-type="string" table:style-name="ce10">
            <text:p>CONFIG #1: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# of instructions simulated</text:p>
          </table:table-cell>
          <table:table-cell office:value-type="float" office:value="208485148" table:style-name="ce5">
            <text:p>208485148</text:p>
          </table:table-cell>
          <table:table-cell office:value-type="float" office:value="4657434" table:style-name="ce5">
            <text:p>4657434</text:p>
          </table:table-cell>
          <table:table-cell office:value-type="float" office:value="34080624" table:style-name="ce5">
            <text:p>34080624</text:p>
          </table:table-cell>
          <table:table-cell office:value-type="float" office:value="22573809" table:style-name="ce5">
            <text:p>22573809</text:p>
          </table:table-cell>
          <table:table-cell table:style-name="ce4"/>
          <table:table-cell office:value-type="string" table:style-name="ce6">
            <text:p>Set LQ and SQ entries to 32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# of instructions committed</text:p>
          </table:table-cell>
          <table:table-cell office:value-type="float" office:value="213077480" table:style-name="ce5">
            <text:p>213077480</text:p>
          </table:table-cell>
          <table:table-cell office:value-type="float" office:value="4689040" table:style-name="ce5">
            <text:p>4689040</text:p>
          </table:table-cell>
          <table:table-cell office:value-type="float" office:value="38634686" table:style-name="ce5">
            <text:p>38634686</text:p>
          </table:table-cell>
          <table:table-cell office:value-type="float" office:value="22937598" table:style-name="ce5">
            <text:p>22937598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2">
            <text:p># of CPU Clock Cycles</text:p>
          </table:table-cell>
          <table:table-cell office:value-type="float" office:value="426619935" table:style-name="ce5">
            <text:p>426619935</text:p>
          </table:table-cell>
          <table:table-cell office:value-type="float" office:value="5369839" table:style-name="ce5">
            <text:p>5369839</text:p>
          </table:table-cell>
          <table:table-cell office:value-type="float" office:value="78547596" table:style-name="ce5">
            <text:p>78547596</text:p>
          </table:table-cell>
          <table:table-cell office:value-type="float" office:value="31533199" table:style-name="ce5">
            <text:p>31533199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2">
            <text:p>CPI</text:p>
          </table:table-cell>
          <table:table-cell office:value-type="float" office:value="2.0462850000000001" table:style-name="ce8">
            <text:p>2,0462850</text:p>
          </table:table-cell>
          <table:table-cell office:value-type="float" office:value="1.1529609999999999" table:style-name="ce8">
            <text:p>1,1529610</text:p>
          </table:table-cell>
          <table:table-cell office:value-type="float" office:value="2.3047580000000001" table:style-name="ce8">
            <text:p>2,3047580</text:p>
          </table:table-cell>
          <table:table-cell office:value-type="float" office:value="1.3968929999999999" table:style-name="ce5">
            <text:p>1,396893</text:p>
          </table:table-cell>
          <table:table-cell table:number-columns-repeated="2" table:style-name="ce4"/>
          <table:table-cell table:number-columns-repeated="16377"/>
        </table:table-row>
        <table:table-row table:number-rows-repeated="2" table:style-name="ro3">
          <table:table-cell table:number-columns-repeated="7" table:style-name="ce4"/>
          <table:table-cell table:number-columns-repeated="16377"/>
        </table:table-row>
        <table:table-row table:style-name="ro1">
          <table:table-cell office:value-type="string" table:style-name="ce2">
            <text:p>CONFIG #2</text:p>
          </table:table-cell>
          <table:table-cell table:number-columns-repeated="4" table:style-name="ce3"/>
          <table:table-cell table:number-columns-repeated="2" table:style-name="ce4"/>
          <table:table-cell table:number-columns-repeated="16377"/>
        </table:table-row>
        <table:table-row table:style-name="ro1">
          <table:table-cell table:style-name="ce5"/>
          <table:table-cell office:value-type="string" table:style-name="ce3">
            <text:p>BASIC MATH</text:p>
          </table:table-cell>
          <table:table-cell office:value-type="string" table:style-name="ce3">
            <text:p>BIT COUNT</text:p>
          </table:table-cell>
          <table:table-cell office:value-type="string" table:style-name="ce3">
            <text:p>QUICK SORT</text:p>
          </table:table-cell>
          <table:table-cell office:value-type="string" table:style-name="ce3">
            <text:p>SUSAN</text:p>
          </table:table-cell>
          <table:table-cell table:style-name="ce4"/>
          <table:table-cell office:value-type="string" table:style-name="ce10">
            <text:p>CONFIG #2: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# of instructions simulated</text:p>
          </table:table-cell>
          <table:table-cell office:value-type="float" office:value="208485148" table:style-name="ce5">
            <text:p>208485148</text:p>
          </table:table-cell>
          <table:table-cell office:value-type="float" office:value="4657434" table:style-name="ce5">
            <text:p>4657434</text:p>
          </table:table-cell>
          <table:table-cell office:value-type="float" office:value="34080624" table:style-name="ce7">
            <text:p>34080624</text:p>
          </table:table-cell>
          <table:table-cell office:value-type="float" office:value="22573809" table:style-name="ce7">
            <text:p>22573809</text:p>
          </table:table-cell>
          <table:table-cell table:style-name="ce4"/>
          <table:table-cell office:value-type="string" table:style-name="ce6">
            <text:p>2 IntegerALU instead of one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# of instructions committed</text:p>
          </table:table-cell>
          <table:table-cell office:value-type="float" office:value="213077480" table:style-name="ce5">
            <text:p>213077480</text:p>
          </table:table-cell>
          <table:table-cell office:value-type="float" office:value="4689040" table:style-name="ce5">
            <text:p>4689040</text:p>
          </table:table-cell>
          <table:table-cell office:value-type="float" office:value="38634686" table:style-name="ce7">
            <text:p>38634686</text:p>
          </table:table-cell>
          <table:table-cell office:value-type="float" office:value="22937598" table:style-name="ce7">
            <text:p>22937598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2">
            <text:p># of CPU Clock Cycles</text:p>
          </table:table-cell>
          <table:table-cell office:value-type="float" office:value="419340228" table:style-name="ce5">
            <text:p>419340228</text:p>
          </table:table-cell>
          <table:table-cell office:value-type="float" office:value="5098108" table:style-name="ce5">
            <text:p>5098108</text:p>
          </table:table-cell>
          <table:table-cell office:value-type="float" office:value="78362721" table:style-name="ce5">
            <text:p>78362721</text:p>
          </table:table-cell>
          <table:table-cell office:value-type="float" office:value="32169402" table:style-name="ce5">
            <text:p>3216940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2">
            <text:p>CPI</text:p>
          </table:table-cell>
          <table:table-cell office:value-type="float" office:value="2.0113669999999999" table:style-name="ce5">
            <text:p>2,011367</text:p>
          </table:table-cell>
          <table:table-cell office:value-type="float" office:value="1.094617" table:style-name="ce5">
            <text:p>1,094617</text:p>
          </table:table-cell>
          <table:table-cell office:value-type="float" office:value="2.299334" table:style-name="ce5">
            <text:p>2,299334</text:p>
          </table:table-cell>
          <table:table-cell office:value-type="float" office:value="1.425076" table:style-name="ce5">
            <text:p>1,425076</text:p>
          </table:table-cell>
          <table:table-cell table:number-columns-repeated="2" table:style-name="ce4"/>
          <table:table-cell table:number-columns-repeated="16377"/>
        </table:table-row>
        <table:table-row table:number-rows-repeated="2" table:style-name="ro3">
          <table:table-cell table:number-columns-repeated="7" table:style-name="ce4"/>
          <table:table-cell table:number-columns-repeated="16377"/>
        </table:table-row>
        <table:table-row table:style-name="ro1">
          <table:table-cell office:value-type="string" table:style-name="ce2">
            <text:p>CONFIG #3</text:p>
          </table:table-cell>
          <table:table-cell table:number-columns-repeated="4" table:style-name="ce3"/>
          <table:table-cell table:style-name="ce4"/>
          <table:table-cell office:value-type="string" table:style-name="ce10">
            <text:p>CONFIG #3:</text:p>
          </table:table-cell>
          <table:table-cell table:number-columns-repeated="16377"/>
        </table:table-row>
        <table:table-row table:style-name="ro1">
          <table:table-cell table:style-name="ce5"/>
          <table:table-cell office:value-type="string" table:style-name="ce3">
            <text:p>BASIC MATH</text:p>
          </table:table-cell>
          <table:table-cell office:value-type="string" table:style-name="ce3">
            <text:p>BIT COUNT</text:p>
          </table:table-cell>
          <table:table-cell office:value-type="string" table:style-name="ce3">
            <text:p>QUICK SORT</text:p>
          </table:table-cell>
          <table:table-cell office:value-type="string" table:style-name="ce3">
            <text:p>SUSAN</text:p>
          </table:table-cell>
          <table:table-cell table:style-name="ce4"/>
          <table:table-cell office:value-type="string" table:style-name="ce6">
            <text:p>FloatAdd -&gt; 8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# of instructions simulated</text:p>
          </table:table-cell>
          <table:table-cell office:value-type="float" office:value="208485148" table:style-name="ce5">
            <text:p>208485148</text:p>
          </table:table-cell>
          <table:table-cell office:value-type="float" office:value="4657434" table:style-name="ce5">
            <text:p>4657434</text:p>
          </table:table-cell>
          <table:table-cell office:value-type="float" office:value="34080624" table:style-name="ce7">
            <text:p>34080624</text:p>
          </table:table-cell>
          <table:table-cell office:value-type="float" office:value="22573809" table:style-name="ce7">
            <text:p>22573809</text:p>
          </table:table-cell>
          <table:table-cell table:style-name="ce4"/>
          <table:table-cell office:value-type="string" table:style-name="ce6">
            <text:p>FloatCmp -&gt; 8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# of instructions committed</text:p>
          </table:table-cell>
          <table:table-cell office:value-type="float" office:value="213077480" table:style-name="ce5">
            <text:p>213077480</text:p>
          </table:table-cell>
          <table:table-cell office:value-type="float" office:value="4689040" table:style-name="ce5">
            <text:p>4689040</text:p>
          </table:table-cell>
          <table:table-cell office:value-type="float" office:value="38634686" table:style-name="ce7">
            <text:p>38634686</text:p>
          </table:table-cell>
          <table:table-cell office:value-type="float" office:value="22937598" table:style-name="ce7">
            <text:p>22937598</text:p>
          </table:table-cell>
          <table:table-cell table:style-name="ce4"/>
          <table:table-cell office:value-type="string" table:style-name="ce6">
            <text:p>FloatCvt -&gt; 16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# of CPU Clock Cycles</text:p>
          </table:table-cell>
          <table:table-cell office:value-type="float" office:value="431073476" table:style-name="ce5">
            <text:p>431073476</text:p>
          </table:table-cell>
          <table:table-cell office:value-type="float" office:value="5371302" table:style-name="ce5">
            <text:p>5371302</text:p>
          </table:table-cell>
          <table:table-cell office:value-type="float" office:value="78733686" table:style-name="ce5">
            <text:p>78733686</text:p>
          </table:table-cell>
          <table:table-cell office:value-type="float" office:value="32169402" table:style-name="ce5">
            <text:p>3216940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2">
            <text:p>CPI</text:p>
          </table:table-cell>
          <table:table-cell office:value-type="float" office:value="2.0676459999999999" table:style-name="ce8">
            <text:p>2,0676460</text:p>
          </table:table-cell>
          <table:table-cell office:value-type="float" office:value="1.1532749578415926" table:formula="of:=[.C29]/[.C27]" table:style-name="ce11">
            <text:p>1,1532750</text:p>
          </table:table-cell>
          <table:table-cell office:value-type="float" office:value="2.3102184396623722" table:formula="of:=[.D29]/[.D27]" table:style-name="ce11">
            <text:p>2,3102184</text:p>
          </table:table-cell>
          <table:table-cell office:value-type="float" office:value="1.4250763794448691" table:formula="of:=[.E29]/[.E27]" table:style-name="ce11">
            <text:p>1,4250764</text:p>
          </table:table-cell>
          <table:table-cell table:number-columns-repeated="2" table:style-name="ce4"/>
          <table:table-cell table:number-columns-repeated="16377"/>
        </table:table-row>
        <table:table-row table:number-rows-repeated="2" table:style-name="ro3">
          <table:table-cell table:number-columns-repeated="7" table:style-name="ce4"/>
          <table:table-cell table:number-columns-repeated="16377"/>
        </table:table-row>
        <table:table-row table:style-name="ro1">
          <table:table-cell office:value-type="string" table:style-name="ce2">
            <text:p>CONFIG #4</text:p>
          </table:table-cell>
          <table:table-cell table:number-columns-repeated="4" table:style-name="ce12"/>
          <table:table-cell table:number-columns-repeated="2" table:style-name="ce4"/>
          <table:table-cell table:number-columns-repeated="16377"/>
        </table:table-row>
        <table:table-row table:style-name="ro1">
          <table:table-cell table:style-name="ce5"/>
          <table:table-cell office:value-type="string" table:style-name="ce3">
            <text:p>BASIC MATH</text:p>
          </table:table-cell>
          <table:table-cell office:value-type="string" table:style-name="ce3">
            <text:p>BIT COUNT</text:p>
          </table:table-cell>
          <table:table-cell office:value-type="string" table:style-name="ce3">
            <text:p>QUICK SORT</text:p>
          </table:table-cell>
          <table:table-cell office:value-type="string" table:style-name="ce3">
            <text:p>SUSAN</text:p>
          </table:table-cell>
          <table:table-cell table:style-name="ce4"/>
          <table:table-cell office:value-type="string" table:style-name="ce10">
            <text:p>CONFIG #4:</text:p>
          </table:table-cell>
          <table:table-cell table:number-columns-repeated="16377"/>
        </table:table-row>
        <table:table-row table:style-name="ro4">
          <table:table-cell office:value-type="string" table:style-name="ce2">
            <text:p># of instructions simulated</text:p>
          </table:table-cell>
          <table:table-cell office:value-type="float" office:value="208485148" table:style-name="ce5">
            <text:p>208485148</text:p>
          </table:table-cell>
          <table:table-cell office:value-type="float" office:value="4657434" table:style-name="ce5">
            <text:p>4657434</text:p>
          </table:table-cell>
          <table:table-cell office:value-type="float" office:value="34080624" table:style-name="ce5">
            <text:p>34080624</text:p>
          </table:table-cell>
          <table:table-cell office:value-type="float" office:value="22573809" table:style-name="ce5">
            <text:p>22573809</text:p>
          </table:table-cell>
          <table:table-cell table:style-name="ce4"/>
          <table:table-cell office:value-type="string" table:style-name="ce6">
            <text:p>localPredictorSize = 128</text:p>
            <text:p/>
          </table:table-cell>
          <table:table-cell table:number-columns-repeated="16377"/>
        </table:table-row>
        <table:table-row table:style-name="ro5">
          <table:table-cell office:value-type="string" table:style-name="ce2">
            <text:p># of instructions committed</text:p>
          </table:table-cell>
          <table:table-cell office:value-type="float" office:value="213077480" table:style-name="ce5">
            <text:p>213077480</text:p>
          </table:table-cell>
          <table:table-cell office:value-type="float" office:value="4689040" table:style-name="ce5">
            <text:p>4689040</text:p>
          </table:table-cell>
          <table:table-cell office:value-type="float" office:value="38634686" table:style-name="ce5">
            <text:p>38634686</text:p>
          </table:table-cell>
          <table:table-cell office:value-type="float" office:value="22937598" table:style-name="ce5">
            <text:p>22937598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2">
            <text:p># of CPU Clock Cycles</text:p>
          </table:table-cell>
          <table:table-cell office:value-type="float" office:value="423520227" table:style-name="ce5">
            <text:p>423520227</text:p>
          </table:table-cell>
          <table:table-cell office:value-type="float" office:value="5370621" table:style-name="ce5">
            <text:p>5370621</text:p>
          </table:table-cell>
          <table:table-cell office:value-type="float" office:value="78305069" table:style-name="ce5">
            <text:p>78305069</text:p>
          </table:table-cell>
          <table:table-cell office:value-type="float" office:value="31531232" table:style-name="ce5">
            <text:p>3153123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2">
            <text:p>CPI</text:p>
          </table:table-cell>
          <table:table-cell office:value-type="float" office:value="2.0314169999999998" table:style-name="ce5">
            <text:p>2,031417</text:p>
          </table:table-cell>
          <table:table-cell office:value-type="float" office:value="1.1531290000000001" table:style-name="ce5">
            <text:p>1,153129</text:p>
          </table:table-cell>
          <table:table-cell office:value-type="float" office:value="2.2976420000000002" table:style-name="ce5">
            <text:p>2,297642</text:p>
          </table:table-cell>
          <table:table-cell office:value-type="float" office:value="1.396806" table:style-name="ce5">
            <text:p>1,396806</text:p>
          </table:table-cell>
          <table:table-cell table:number-columns-repeated="2" table:style-name="ce4"/>
          <table:table-cell table:number-columns-repeated="16377"/>
        </table:table-row>
        <table:table-row table:number-rows-repeated="2" table:style-name="ro3">
          <table:table-cell table:number-columns-repeated="7" table:style-name="ce4"/>
          <table:table-cell table:number-columns-repeated="16377"/>
        </table:table-row>
        <table:table-row table:style-name="ro1">
          <table:table-cell office:value-type="string" table:style-name="ce2">
            <text:p>CONFIG #5</text:p>
          </table:table-cell>
          <table:table-cell table:number-columns-repeated="4" table:style-name="ce12"/>
          <table:table-cell table:number-columns-repeated="2" table:style-name="ce4"/>
          <table:table-cell table:number-columns-repeated="16377"/>
        </table:table-row>
        <table:table-row table:style-name="ro1">
          <table:table-cell table:style-name="ce5"/>
          <table:table-cell office:value-type="string" table:style-name="ce3">
            <text:p>BASIC MATH</text:p>
          </table:table-cell>
          <table:table-cell office:value-type="string" table:style-name="ce3">
            <text:p>BIT COUNT</text:p>
          </table:table-cell>
          <table:table-cell office:value-type="string" table:style-name="ce3">
            <text:p>QUICK SORT</text:p>
          </table:table-cell>
          <table:table-cell office:value-type="string" table:style-name="ce3">
            <text:p>SUSAN</text:p>
          </table:table-cell>
          <table:table-cell table:style-name="ce4"/>
          <table:table-cell office:value-type="string" table:style-name="ce10">
            <text:p>CONFIG #5: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# of instructions simulated</text:p>
          </table:table-cell>
          <table:table-cell office:value-type="float" office:value="208485148" table:style-name="ce5">
            <text:p>208485148</text:p>
          </table:table-cell>
          <table:table-cell office:value-type="float" office:value="4657434" table:style-name="ce5">
            <text:p>4657434</text:p>
          </table:table-cell>
          <table:table-cell office:value-type="float" office:value="34080624" table:style-name="ce7">
            <text:p>34080624</text:p>
          </table:table-cell>
          <table:table-cell office:value-type="float" office:value="22573809" table:style-name="ce7">
            <text:p>22573809</text:p>
          </table:table-cell>
          <table:table-cell table:style-name="ce4"/>
          <table:table-cell office:value-type="string" table:style-name="ce6">
            <text:p>fetchWidth -&gt; 8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# of instructions committed</text:p>
          </table:table-cell>
          <table:table-cell office:value-type="float" office:value="213077480" table:style-name="ce5">
            <text:p>213077480</text:p>
          </table:table-cell>
          <table:table-cell office:value-type="float" office:value="4689040" table:style-name="ce5">
            <text:p>4689040</text:p>
          </table:table-cell>
          <table:table-cell office:value-type="float" office:value="38634686" table:style-name="ce7">
            <text:p>38634686</text:p>
          </table:table-cell>
          <table:table-cell office:value-type="float" office:value="22937598" table:style-name="ce7">
            <text:p>22937598</text:p>
          </table:table-cell>
          <table:table-cell table:style-name="ce4"/>
          <table:table-cell office:value-type="string" table:style-name="ce6">
            <text:p>issueWidth -&gt; 8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# of CPU Clock Cycles</text:p>
          </table:table-cell>
          <table:table-cell office:value-type="float" office:value="419266512" table:style-name="ce5">
            <text:p>419266512</text:p>
          </table:table-cell>
          <table:table-cell office:value-type="float" office:value="5098056" table:style-name="ce5">
            <text:p>5098056</text:p>
          </table:table-cell>
          <table:table-cell office:value-type="float" office:value="78327223" table:style-name="ce5">
            <text:p>78327223</text:p>
          </table:table-cell>
          <table:table-cell office:value-type="float" office:value="32169341" table:style-name="ce5">
            <text:p>32169341</text:p>
          </table:table-cell>
          <table:table-cell table:style-name="ce4"/>
          <table:table-cell office:value-type="string" table:style-name="ce6">
            <text:p>INT_ALU# -&gt; 8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PI</text:p>
          </table:table-cell>
          <table:table-cell office:value-type="float" office:value="2.0110139999999999" table:style-name="ce5">
            <text:p>2,011014</text:p>
          </table:table-cell>
          <table:table-cell office:value-type="float" office:value="1.094606" table:style-name="ce5">
            <text:p>1,094606</text:p>
          </table:table-cell>
          <table:table-cell office:value-type="float" office:value="2.298292" table:style-name="ce5">
            <text:p>2,298292</text:p>
          </table:table-cell>
          <table:table-cell office:value-type="float" office:value="1.425074" table:style-name="ce5">
            <text:p>1,425074</text:p>
          </table:table-cell>
          <table:table-cell table:number-columns-repeated="2" table:style-name="ce4"/>
          <table:table-cell table:number-columns-repeated="16377"/>
        </table:table-row>
        <table:table-row table:style-name="ro3">
          <table:table-cell table:number-columns-repeated="7" table:style-name="ce4"/>
          <table:table-cell table:number-columns-repeated="16377"/>
        </table:table-row>
        <table:table-row table:style-name="ro1">
          <table:table-cell office:value-type="string" table:style-name="ce2">
            <text:p>CONFIG #6</text:p>
          </table:table-cell>
          <table:table-cell table:number-columns-repeated="4" table:style-name="ce12"/>
          <table:table-cell table:style-name="ce4"/>
          <table:table-cell office:value-type="string" table:style-name="ce10">
            <text:p>CONFIG #6:</text:p>
          </table:table-cell>
          <table:table-cell table:number-columns-repeated="16377"/>
        </table:table-row>
        <table:table-row table:style-name="ro1">
          <table:table-cell table:style-name="ce5"/>
          <table:table-cell office:value-type="string" table:style-name="ce3">
            <text:p>BASIC MATH</text:p>
          </table:table-cell>
          <table:table-cell office:value-type="string" table:style-name="ce3">
            <text:p>BIT COUNT</text:p>
          </table:table-cell>
          <table:table-cell office:value-type="string" table:style-name="ce3">
            <text:p>QUICK SORT</text:p>
          </table:table-cell>
          <table:table-cell office:value-type="string" table:style-name="ce3">
            <text:p>SUSAN</text:p>
          </table:table-cell>
          <table:table-cell table:style-name="ce4"/>
          <table:table-cell office:value-type="string" table:style-name="ce6">
            <text:p>fetchWidth -&gt; 8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# of instructions simulated</text:p>
          </table:table-cell>
          <table:table-cell office:value-type="float" office:value="208485148" table:style-name="ce5">
            <text:p>208485148</text:p>
          </table:table-cell>
          <table:table-cell office:value-type="float" office:value="4657434" table:style-name="ce5">
            <text:p>4657434</text:p>
          </table:table-cell>
          <table:table-cell office:value-type="float" office:value="34080624" table:style-name="ce7">
            <text:p>34080624</text:p>
          </table:table-cell>
          <table:table-cell office:value-type="float" office:value="22573809" table:style-name="ce7">
            <text:p>22573809</text:p>
          </table:table-cell>
          <table:table-cell table:style-name="ce4"/>
          <table:table-cell office:value-type="string" table:style-name="ce6">
            <text:p>issueWidth -&gt; 8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# of instructions committed</text:p>
          </table:table-cell>
          <table:table-cell office:value-type="float" office:value="213077480" table:style-name="ce5">
            <text:p>213077480</text:p>
          </table:table-cell>
          <table:table-cell office:value-type="float" office:value="4689040" table:style-name="ce5">
            <text:p>4689040</text:p>
          </table:table-cell>
          <table:table-cell office:value-type="float" office:value="38634686" table:style-name="ce7">
            <text:p>38634686</text:p>
          </table:table-cell>
          <table:table-cell office:value-type="float" office:value="22937598" table:style-name="ce7">
            <text:p>22937598</text:p>
          </table:table-cell>
          <table:table-cell table:style-name="ce4"/>
          <table:table-cell office:value-type="string" table:style-name="ce6">
            <text:p>INT_ALU# -&gt; 4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# of CPU Clock Cycles</text:p>
          </table:table-cell>
          <table:table-cell office:value-type="float" office:value="419279314" table:style-name="ce5">
            <text:p>419279314</text:p>
          </table:table-cell>
          <table:table-cell office:value-type="float" office:value="5098058" table:style-name="ce5">
            <text:p>5098058</text:p>
          </table:table-cell>
          <table:table-cell office:value-type="float" office:value="78327223" table:style-name="ce5">
            <text:p>78327223</text:p>
          </table:table-cell>
          <table:table-cell office:value-type="float" office:value="32168011" table:style-name="ce5">
            <text:p>32168011</text:p>
          </table:table-cell>
          <table:table-cell table:style-name="ce4"/>
          <table:table-cell office:value-type="string" table:style-name="ce6">
            <text:p>FP_ALU -&gt; 4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PI</text:p>
          </table:table-cell>
          <table:table-cell office:value-type="float" office:value="2.1107499999999999" table:style-name="ce5">
            <text:p>2,11075</text:p>
          </table:table-cell>
          <table:table-cell office:value-type="float" office:value="1.0946070000000001" table:style-name="ce5">
            <text:p>1,094607</text:p>
          </table:table-cell>
          <table:table-cell office:value-type="float" office:value="2.298292" table:style-name="ce5">
            <text:p>2,298292</text:p>
          </table:table-cell>
          <table:table-cell office:value-type="float" office:value="1.4250149999999999" table:style-name="ce5">
            <text:p>1,425015</text:p>
          </table:table-cell>
          <table:table-cell table:style-name="ce4"/>
          <table:table-cell office:value-type="string" table:style-name="ce6">
            <text:p>FP_MULTDIV -&gt; 4</text:p>
          </table:table-cell>
          <table:table-cell table:number-columns-repeated="16377"/>
        </table:table-row>
        <table:table-row table:number-rows-repeated="104852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7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dc:creator>Davide Gallitelli</dc:creator>
    <dc:date>2017-02-21T01:39:02Z</dc:date>
  </office:meta>
</office:document-meta>
</file>